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0cada0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4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font-name="Roboto Light1" officeooo:rsid="004a6425" officeooo:paragraph-rsid="004a6425"/>
    </style:style>
    <style:style style:name="P3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3" style:family="paragraph" style:parent-style-name="Standard">
      <style:text-properties style:font-name="Roboto Light1" officeooo:rsid="00bdb8ba" officeooo:paragraph-rsid="01017a94" fo:background-color="transparent"/>
    </style:style>
    <style:style style:name="P34" style:family="paragraph" style:parent-style-name="Standard">
      <style:text-properties style:font-name="Roboto Light2"/>
    </style:style>
    <style:style style:name="P35" style:family="paragraph" style:parent-style-name="Standard">
      <style:paragraph-properties fo:text-align="start" style:justify-single-word="false"/>
      <style:text-properties style:font-name="Roboto Light2"/>
    </style:style>
    <style:style style:name="P36" style:family="paragraph" style:parent-style-name="Standard">
      <style:text-properties style:font-name="Humnst777 Lt BT1" officeooo:rsid="00c36693" officeooo:paragraph-rsid="00c36693"/>
    </style:style>
    <style:style style:name="P37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8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9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40" style:family="paragraph" style:parent-style-name="Standard">
      <style:text-properties fo:color="#ffffff" style:font-name="Roboto1" fo:font-weight="normal" officeooo:rsid="00e23ce4" officeooo:paragraph-rsid="00ffa7b9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officeooo:paragraph-rsid="01017a94"/>
    </style:style>
    <style:style style:name="P47" style:family="paragraph" style:parent-style-name="Standard">
      <style:text-properties officeooo:rsid="00d493c0" officeooo:paragraph-rsid="01087dfd"/>
    </style:style>
    <style:style style:name="P48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9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0" style:family="paragraph" style:parent-style-name="Small">
      <style:text-properties style:font-name="Roboto Light1"/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2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54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5" style:family="paragraph" style:parent-style-name="Table_20_Contents">
      <style:text-properties officeooo:paragraph-rsid="010cada0"/>
    </style:style>
    <style:style style:name="P56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5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58" style:family="paragraph" style:parent-style-name="Footer">
      <style:text-properties officeooo:paragraph-rsid="010cada0"/>
    </style:style>
    <style:style style:name="P59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60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2" style:family="paragraph" style:parent-style-name="Roboto_20_light">
      <style:text-properties officeooo:paragraph-rsid="01017a94"/>
    </style:style>
    <style:style style:name="P63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8" style:family="paragraph" style:parent-style-name="Heading_20_1">
      <style:text-properties officeooo:rsid="00f08541" officeooo:paragraph-rsid="01087dfd"/>
    </style:style>
    <style:style style:name="P69" style:family="paragraph" style:parent-style-name="Heading_20_1">
      <style:text-properties officeooo:paragraph-rsid="01017a94"/>
    </style:style>
    <style:style style:name="P70" style:family="paragraph" style:parent-style-name="Heading_20_1">
      <style:text-properties officeooo:paragraph-rsid="00ffa7b9"/>
    </style:style>
    <style:style style:name="P71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officeooo:rsid="004a6425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6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6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50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6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50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61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4"/>
      <text:p text:style-name="P34"/>
      <text:p text:style-name="P34"/>
      <text:p text:style-name="P35"/>
      <text:p text:style-name="P60">[TITLE_FUNCTION]</text:p>
      <text:p text:style-name="P34"/>
      <text:p text:style-name="P34"><draw:frame draw:style-name="fr11" draw:name="pitc_abstract" text:anchor-type="paragraph" svg:x="-0.1272in" svg:y="0.0138in" svg:width="6.3547in" draw:z-index="0"><draw:text-box fo:min-height="0.9563in"><text:p text:style-name="P59">Der vorliegende Lebenslauf ist nur für die Empfängerfirma bestimmt. </text:p><text:p text:style-name="P59">Die darin enthaltenen Personendaten sind vertraulich zu behandeln.</text:p></draw:text-box></draw:frame></text:p>
      <text:p text:style-name="P37"><text:span text:style-name="T12">erstellt am </text:span><text:span text:style-name="T13">[DATE]</text:span></text:p>
      <text:p text:style-name="P34"/>
      <text:p text:style-name="P24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1 <text:s text:c="3"/>Personalien<text:tab/>2</text:p>
          <text:p text:style-name="P63">2 <text:s text:c="3"/>Kernkompetenzen<text:tab/>2</text:p>
          <text:p text:style-name="P63">3 <text:s text:c="3"/>Stationen<text:tab/>2</text:p>
          <text:p text:style-name="P63">4 <text:s text:c="3"/>Projekte<text:tab/>2</text:p>
          <text:p text:style-name="P63">5 <text:s text:c="3"/>Weiterbildung (Schulungen, Kurse, Konferenzen, Referate)<text:tab/>2</text:p>
          <text:p text:style-name="P63">6 <text:s text:c="3"/>Ausbildung<text:tab/>3</text:p>
          <text:p text:style-name="P63">7 <text:s text:c="3"/>Sprachkenntnisse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71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3162997985" text:style-name="L1">
              <text:list-header>
                <text:p text:style-name="P65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45726868731437" text:continue-numbering="true" text:style-name="L1">
              <text:list-header>
                <text:p text:style-name="P66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4">E-Mail</text:p>
          </table:table-cell>
          <table:table-cell table:style-name="tbl-profile.B5" office:value-type="string">
            <text:list xml:id="list145725921040353" text:continue-numbering="true" text:style-name="L1">
              <text:list-header>
                <text:p text:style-name="P67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5">Kategorie</text:p>
            </table:table-cell>
            <table:table-cell table:style-name="COMPETENCES.B1" office:value-type="string">
              <text:p text:style-name="P4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68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1">Von</text:p>
            </table:table-cell>
            <table:table-cell table:style-name="ACTIVITIES.A1" office:value-type="string">
              <text:p text:style-name="P41">Bis</text:p>
            </table:table-cell>
            <table:table-cell table:style-name="ACTIVITIES.C1" office:value-type="string">
              <text:p text:style-name="P4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3">[MONTH_FROM][YEAR_FROM]</text:p>
          </table:table-cell>
          <table:table-cell table:style-name="ACTIVITIES.A2" office:value-type="string">
            <text:p text:style-name="P12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9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1">Von</text:p>
            </table:table-cell>
            <table:table-cell table:style-name="PROJECTS.A1" office:value-type="string">
              <text:p text:style-name="P41">Bis</text:p>
            </table:table-cell>
            <table:table-cell table:style-name="PROJECTS.C1" office:value-type="string">
              <text:p text:style-name="P4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62">[MONTH_TO][YEAR_TO]</text:p>
          </table:table-cell>
          <table:table-cell table:style-name="PROJECTS.C2" office:value-type="string">
            <text:p text:style-name="P28">[PROJECT_TITLE]</text:p>
            <text:p text:style-name="P17"/>
            <text:p text:style-name="P27">Projektbeschreibung</text:p>
            <text:p text:style-name="P46">[PROJECT_DESCRIPTION]</text:p>
            <text:p text:style-name="P29"/>
            <text:p text:style-name="P27">Rolle und Aufgaben im Projekt</text:p>
            <text:p text:style-name="P46">[PROJECT_ROLE]</text:p>
            <text:p text:style-name="P29"/>
            <text:p text:style-name="P27">Eingesetzte Technologien und Methoden</text:p>
            <text:p text:style-name="P46">[PROJECT_TECHNOLOGY]</text:p>
          </table:table-cell>
        </table:table-row>
      </table:table>
      <text:h text:style-name="P69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1">Von</text:p>
            </table:table-cell>
            <table:table-cell table:style-name="ADVANCED_5f_TRAININGS.A1" office:value-type="string">
              <text:p text:style-name="P41">Bis</text:p>
            </table:table-cell>
            <table:table-cell table:style-name="ADVANCED_5f_TRAININGS.C1" office:value-type="string">
              <text:p text:style-name="P42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3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8">Von</text:p>
            </table:table-cell>
            <table:table-cell table:style-name="EDUCATIONS.A1" office:value-type="string">
              <text:p text:style-name="P38">Bis</text:p>
            </table:table-cell>
            <table:table-cell table:style-name="EDUCATIONS.C1" office:value-type="string">
              <text:p text:style-name="P39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h text:style-name="P70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40">Sprache</text:p>
            </table:table-cell>
            <table:table-cell table:style-name="LANGUAGES.B1" office:value-type="string">
              <text:p text:style-name="P40">Level</text:p>
            </table:table-cell>
          </table:table-row>
        </table:table-header-rows>
        <table:table-row>
          <table:table-cell table:style-name="LANGUAGES.A2" office:value-type="string">
            <text:p text:style-name="P23">[LANGUAGE]</text:p>
          </table:table-cell>
          <table:table-cell table:style-name="LANGUAGES.B2" office:value-type="string">
            <text:p text:style-name="P32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57:25.595315471">20210219</text:date></text:span><text:span text:style-name="MT1">w</text:span><text:span text:style-name="MT1"><text:word-count>22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9</meta:editing-cycles>
    <meta:editing-duration>PT10H2M42S</meta:editing-duration>
    <dc:date>2021-02-19T14:57:19.623355124</dc:date>
    <dc:title>Curriculum Vitae</dc:title>
    <meta:document-statistic meta:table-count="9" meta:image-count="2" meta:object-count="0" meta:page-count="3" meta:paragraph-count="106" meta:word-count="224" meta:character-count="1807" meta:non-whitespace-character-count="166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